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ff14" officeooo:paragraph-rsid="001dff14"/>
    </style:style>
    <style:style style:name="P2" style:family="paragraph" style:parent-style-name="Standard">
      <style:text-properties officeooo:rsid="001dff14" officeooo:paragraph-rsid="001dff14"/>
    </style:style>
    <style:style style:name="T1" style:family="text">
      <style:text-properties officeooo:rsid="001e7ba6"/>
    </style:style>
    <style:style style:name="T2" style:family="text">
      <style:text-properties officeooo:rsid="001ee8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Sky map of event arrival directions.</text:p>
      <text:p text:style-name="P1"/>
      <text:p text:style-name="P1">- What to find limits on number of sources involved. IE 10, 100, 1 million.</text:p>
      <text:p text:style-name="P1"/>
      <text:p text:style-name="P1">- <text:span text:style-name="T2">Is a 100 close strong sources or 1 million distance weak sources?</text:span></text:p>
      <text:p text:style-name="P1"/>
      <text:p text:style-name="P1">- Current method is looking at likely hood probability of events being attributed to a set of sources. <text:span text:style-name="T1">Each event is assumed to be independent.</text:span></text:p>
      <text:p text:style-name="P1"/>
      <text:p text:style-name="P1">- Are there features in generated sky maps that can be attributed to certain number of sources that could be observed?</text:p>
      <text:p text:style-name="P1"/>
      <text:p text:style-name="P1">- <text:span text:style-name="T1">Harmonic scan to parameterise features.</text:span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2:06:46.751509673</meta:creation-date>
    <dc:date>2018-09-17T12:46:32.898482437</dc:date>
    <meta:editing-duration>PT1H55M2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87" meta:character-count="483" meta:non-whitespace-character-count="401"/>
  </office:meta>
</office:document-meta>
</file>